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signment Overview</text:h>
      <text:p text:style-name="Text_20_body">In this assignment you will continue working with the Stack Overflow Developer Survey 2019 data to create a dashboard. In this dashboard you will create the following:</text:p>
      <text:p text:style-name="Text_20_body">A<text:span text:style-name="Strong_20_Emphasis"> Current Technology Usage</text:span> tab containing:</text:p>
      <text:list xml:id="list2442849435" text:style-name="L1">
        <text:list-item>
          <text:p text:style-name="P1">Top 10 Languages </text:p>
        </text:list-item>
        <text:list-item>
          <text:p text:style-name="P1">Top 10 Databases </text:p>
        </text:list-item>
        <text:list-item>
          <text:p text:style-name="P1">Platforms </text:p>
        </text:list-item>
        <text:list-item>
          <text:p text:style-name="P1">Top 10 WebFrames</text:p>
        </text:list-item>
      </text:list>
      <text:p text:style-name="Text_20_body">A<text:span text:style-name="Strong_20_Emphasis"> Future Technology Trends</text:span> tab containing:</text:p>
      <text:list xml:id="list363556282" text:style-name="L2">
        <text:list-item>
          <text:p text:style-name="P2">Top 10 Languages desired for the next year </text:p>
        </text:list-item>
        <text:list-item>
          <text:p text:style-name="P2">Top 10 Databases desired for the next year </text:p>
        </text:list-item>
        <text:list-item>
          <text:p text:style-name="P2">Desired platforms for the next year </text:p>
        </text:list-item>
        <text:list-item>
          <text:p text:style-name="P2">Top 10 WebFrames desired for the next year </text:p>
        </text:list-item>
      </text:list>
      <text:p text:style-name="Text_20_body">A<text:span text:style-name="Strong_20_Emphasis"> Demographics</text:span> tab containing:</text:p>
      <text:list xml:id="list4050330445" text:style-name="L3">
        <text:list-item>
          <text:p text:style-name="P3">Respondent classified by gender </text:p>
        </text:list-item>
        <text:list-item>
          <text:p text:style-name="P3">Respondent count for countries </text:p>
        </text:list-item>
        <text:list-item>
          <text:p text:style-name="P3">Respondent count by age </text:p>
        </text:list-item>
        <text:list-item>
          <text:p text:style-name="P3">Respondent count by gender and classified by education level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6T18:06:00.519000000</meta:creation-date>
    <dc:date>2023-10-16T18:06:24.688000000</dc:date>
    <meta:editing-duration>PT24S</meta:editing-duration>
    <meta:editing-cycles>1</meta:editing-cycles>
    <meta:document-statistic meta:table-count="0" meta:image-count="0" meta:object-count="0" meta:page-count="1" meta:paragraph-count="17" meta:word-count="118" meta:character-count="688" meta:non-whitespace-character-count="589"/>
    <meta:generator>LibreOffice/6.3.4.2$Windows_X86_64 LibreOffice_project/60da17e045e08f1793c57c00ba83cdfce946d0aa</meta:generator>
  </office:meta>
</office:document-meta>
</file>